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table:formula="of:=[.A2]*[.$B$1]/[.$A$1]" office:value-type="float" office:value="26.231884057971" calcext:value-type="float">
            <text:p>26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" table:formula="of:=[.A3]*[.$B$1]/[.$A$1]" office:value-type="float" office:value="39.3478260869565" calcext:value-type="float">
            <text:p>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formula="of:=[.A4]*[.$B$1]/[.$A$1]" office:value-type="float" office:value="52.463768115942" calcext:value-type="float">
            <text:p>52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2" table:formula="of:=[.A5]*[.$B$1]/[.$A$1]" office:value-type="float" office:value="65.5797101449275" calcext:value-type="float">
            <text:p>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table:formula="of:=[.A6]*[.$B$1]/[.$A$1]" office:value-type="float" office:value="78.695652173913" calcext:value-type="float">
            <text:p>79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style-name="ce2" table:formula="of:=[.A7]*[.$B$1]/[.$A$1]" office:value-type="float" office:value="91.8115942028986" calcext:value-type="float">
            <text:p>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table:formula="of:=[.A8]*[.$B$1]/[.$A$1]" office:value-type="float" office:value="104.927536231884" calcext:value-type="float">
            <text:p>105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table:style-name="ce2" table:formula="of:=[.A9]*[.$B$1]/[.$A$1]" office:value-type="float" office:value="118.04347826087" calcext:value-type="float">
            <text:p>1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formula="of:=[.A10]*[.$B$1]/[.$A$1]" office:value-type="float" office:value="131.159420289855" calcext:value-type="float">
            <text:p>131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table:style-name="ce2" table:formula="of:=[.A11]*[.$B$1]/[.$A$1]" office:value-type="float" office:value="144.275362318841" calcext:value-type="float">
            <text:p>1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formula="of:=[.A12]*[.$B$1]/[.$A$1]" office:value-type="float" office:value="157.391304347826" calcext:value-type="float">
            <text:p>157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table:style-name="ce2" table:formula="of:=[.A13]*[.$B$1]/[.$A$1]" office:value-type="float" office:value="170.507246376812" calcext:value-type="float">
            <text:p>1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table:formula="of:=[.A14]*[.$B$1]/[.$A$1]" office:value-type="float" office:value="183.623188405797" calcext:value-type="float">
            <text:p>184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table:style-name="ce2" table:formula="of:=[.A15]*[.$B$1]/[.$A$1]" office:value-type="float" office:value="201.985507246377" calcext:value-type="float">
            <text:p>2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table:formula="of:=[.A16]*[.$B$1]/[.$A$1]" office:value-type="float" office:value="209.855072463768" calcext:value-type="float">
            <text:p>210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table:style-name="ce2" table:formula="of:=[.A17]*[.$B$1]/[.$A$1]" office:value-type="float" office:value="222.971014492754" calcext:value-type="float">
            <text:p>2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table:formula="of:=[.A18]*[.$B$1]/[.$A$1]" office:value-type="float" office:value="236.086956521739" calcext:value-type="float">
            <text:p>236</text:p>
          </table:table-cell>
        </table:table-row>
        <table:table-row table:style-name="ro1" table:number-rows-repeated="1048557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0" loext:min-decimal-places="10" number:min-integer-digits="1"/>
    </number:number-style>
    <number:number-style style:name="N122">
      <number:number number:decimal-places="11" loext:min-decimal-places="1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7T19:31:40.599065000</meta:creation-date>
    <dc:date>2015-09-07T19:34:24.924749000</dc:date>
    <meta:editing-duration>PT2M45S</meta:editing-duration>
    <meta:editing-cycles>1</meta:editing-cycles>
    <meta:document-statistic meta:table-count="1" meta:cell-count="36" meta:object-count="0"/>
    <meta:generator>LibreOffice/5.0.0.5$MacOSX_X86_64 LibreOffice_project/1b1a90865e348b492231e1c451437d7a15bb262b</meta:generator>
  </office:meta>
</office:document-meta>
</file>